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100000077DF0E0C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103cm" style:rel-column-width="11960*"/>
    </style:style>
    <style:style style:name="Tabela1.B" style:family="table-column">
      <style:table-column-properties style:column-width="5.398cm" style:rel-column-width="20806*"/>
    </style:style>
    <style:style style:name="Tabela1.C" style:family="table-column">
      <style:table-column-properties style:column-width="3.695cm" style:rel-column-width="14245*"/>
    </style:style>
    <style:style style:name="Tabela1.D" style:family="table-column">
      <style:table-column-properties style:column-width="4.805cm" style:rel-column-width="1852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37764" officeooo:paragraph-rsid="0013776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officeooo:rsid="00137764" officeooo:paragraph-rsid="00137764" style:font-size-asian="14pt" style:font-size-complex="14pt"/>
    </style:style>
    <style:style style:name="P3" style:family="paragraph" style:parent-style-name="Standard">
      <style:text-properties style:font-name="Arial" officeooo:rsid="00137764" officeooo:paragraph-rsid="00137764"/>
    </style:style>
    <style:style style:name="P4" style:family="paragraph" style:parent-style-name="Standard">
      <style:text-properties style:font-name="Arial" officeooo:paragraph-rsid="0026424f"/>
    </style:style>
    <style:style style:name="P5" style:family="paragraph" style:parent-style-name="Standard">
      <style:text-properties style:font-name="Arial" officeooo:paragraph-rsid="00137764"/>
    </style:style>
    <style:style style:name="P6" style:family="paragraph" style:parent-style-name="Standard">
      <style:text-properties style:font-name="Arial" officeooo:rsid="001fd9a9" officeooo:paragraph-rsid="001fd9a9"/>
    </style:style>
    <style:style style:name="P7" style:family="paragraph" style:parent-style-name="Standard">
      <style:text-properties style:font-name="Arial" fo:font-weight="bold" officeooo:rsid="001fd9a9" officeooo:paragraph-rsid="001fd9a9" style:font-weight-asian="bold" style:font-weight-complex="bold"/>
    </style:style>
    <style:style style:name="P8" style:family="paragraph" style:parent-style-name="Standard">
      <style:text-properties style:font-name="Arial" officeooo:rsid="002247ec" officeooo:paragraph-rsid="002247ec"/>
    </style:style>
    <style:style style:name="P9" style:family="paragraph" style:parent-style-name="Standard">
      <style:text-properties style:font-name="Arial" officeooo:rsid="0026424f" officeooo:paragraph-rsid="0026424f"/>
    </style:style>
    <style:style style:name="P10" style:family="paragraph" style:parent-style-name="Standard">
      <style:text-properties style:font-name="Arial" fo:font-weight="normal" officeooo:rsid="0026424f" officeooo:paragraph-rsid="0026424f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officeooo:rsid="00194e31" officeooo:paragraph-rsid="00194e31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officeooo:rsid="0019fd6d" officeooo:paragraph-rsid="0019fd6d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T1" style:family="text">
      <style:text-properties officeooo:rsid="001e921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a102" style:font-weight-asian="bold" style:font-weight-complex="bold"/>
    </style:style>
    <style:style style:name="T4" style:family="text">
      <style:text-properties officeooo:rsid="00137764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7a102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26424f"/>
    </style:style>
    <style:style style:name="T9" style:family="text">
      <style:text-properties officeooo:rsid="0026db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EUNIÃO DE RETROSPECTIVA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1">Data</text:p>
          </table:table-cell>
          <table:table-cell table:style-name="Tabela1.A1" office:value-type="string">
            <text:p text:style-name="P12"><text:span text:style-name="T9">19</text:span>/<text:span text:style-name="T8">05</text:span>/2015</text:p>
          </table:table-cell>
          <table:table-cell table:style-name="Tabela1.A1" office:value-type="string">
            <text:p text:style-name="P13"/>
          </table:table-cell>
          <table:table-cell table:style-name="Tabela1.D1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2">Local</text:p>
          </table:table-cell>
          <table:table-cell table:style-name="Tabela1.A2" office:value-type="string">
            <text:p text:style-name="P12">Lab/IFPB</text:p>
          </table:table-cell>
          <table:table-cell table:style-name="Tabela1.A2" office:value-type="string">
            <text:p text:style-name="P13"/>
          </table:table-cell>
          <table:table-cell table:style-name="Tabela1.D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2">Horário</text:p>
          </table:table-cell>
          <table:table-cell table:style-name="Tabela1.A2" office:value-type="string">
            <text:p text:style-name="P12"><text:span text:style-name="T8">17</text:span>:<text:span text:style-name="T1">0</text:span>0 à <text:span text:style-name="T8">17</text:span>:<text:span text:style-name="T8">3</text:span>0</text:p>
          </table:table-cell>
          <table:table-cell table:style-name="Tabela1.A2" office:value-type="string">
            <text:p text:style-name="P13"/>
          </table:table-cell>
          <table:table-cell table:style-name="Tabela1.D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2">Participantes</text:p>
            <text:p text:style-name="P12">(Papel)</text:p>
          </table:table-cell>
          <table:table-cell table:style-name="Tabela1.A2" office:value-type="string">
            <text:p text:style-name="P12">Elisângela de Souza</text:p>
            <text:p text:style-name="P12">(Líder de projeto)</text:p>
          </table:table-cell>
          <table:table-cell table:style-name="Tabela1.A2" office:value-type="string">
            <text:p text:style-name="P12">Cássio Oliveira</text:p>
            <text:p text:style-name="P12">(Gerente de configuração)</text:p>
          </table:table-cell>
          <table:table-cell table:style-name="Tabela1.D2" office:value-type="string">
            <text:p text:style-name="P12">Wilde Arruda</text:p>
            <text:p text:style-name="P12">(Testador)</text:p>
          </table:table-cell>
        </table:table-row>
      </table:table>
      <text:p text:style-name="P1"/>
      <text:p text:style-name="P3"/>
      <text:p text:style-name="P3"><text:span text:style-name="T6">A</text:span><text:span text:style-name="T5">.</text:span><text:span text:style-name="T7"> O que fizemos de bom nessa iteração? </text:span></text:p>
      <text:p text:style-name="P4"><text:span text:style-name="T4">- </text:span>Resolver alguns problemas da iteração anterior;</text:p>
      <text:p text:style-name="P3"/>
      <text:p text:style-name="P3"/>
      <text:p text:style-name="P2"><text:span text:style-name="T3">B</text:span><text:span text:style-name="T2">.</text:span> O que poderíamos ter feito melhor nessa iteração? </text:p>
      <text:p text:style-name="P5"><text:span text:style-name="T4">- </text:span>Ter terminado os testes de unidade;</text:p>
      <text:p text:style-name="P3"/>
      <text:p text:style-name="P3"/>
      <text:p text:style-name="P3"><text:span text:style-name="T6">C</text:span><text:span text:style-name="T5">.</text:span><text:span text:style-name="T7"> O que fizemos de ruim nessa iteração? </text:span></text:p>
      <text:p text:style-name="P5"><text:span text:style-name="T4">- </text:span>Perder mais tempo que o estimado para concluir <text:span text:style-name="T8">as</text:span> tarefa<text:span text:style-name="T8">s</text:span>.</text:p>
      <text:p text:style-name="P3"/>
      <text:p text:style-name="P3"/>
      <text:p text:style-name="P3"/>
      <text:p text:style-name="P6">Com relação aos pontos ruins que ações devem ser tomadas pela equipe para que os erros não voltem a ocorrer?</text:p>
      <text:p text:style-name="P6"/>
      <text:p text:style-name="P7">Ações:</text:p>
      <text:p text:style-name="P7"/>
      <text:p text:style-name="P10">Procurar ajuda para externa para solucionar o problema.</text:p>
      <text:p text:style-name="P9">Gerenciar melhor o tempo de realização das tarefas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adrã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style:contextual-spacing="false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m1" text:anchor-type="paragraph" svg:x="4.854cm" svg:y="-1.635cm" svg:width="7.292cm" svg:height="2.461cm" draw:z-index="0"><draw:image xlink:href="Pictures/100002010000016100000077DF0E0C11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9:44:49.266151162</meta:creation-date>
    <dc:date>2015-05-20T19:34:51.304280719</dc:date>
    <meta:editing-duration>PT3H55M39S</meta:editing-duration>
    <meta:editing-cycles>23</meta:editing-cycles>
    <meta:generator>LibreOffice/4.2.8.2$Linux_X86_64 LibreOffice_project/420m0$Build-2</meta:generator>
    <meta:document-statistic meta:table-count="1" meta:image-count="1" meta:object-count="0" meta:page-count="1" meta:paragraph-count="25" meta:word-count="114" meta:character-count="690" meta:non-whitespace-character-count="598"/>
  </office:meta>
</office:document-meta>
</file>